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75cm" fo:min-width="8.7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8.75cm" fo:min-width="8.7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4.25cm" fo:min-width="7.75cm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25cm" fo:min-width="1.75cm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25cm" fo:min-width="3.75cm" loext:decorative="false"/>
      <style:paragraph-properties style:writing-mode="lr-tb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.25cm" fo:min-width="0cm" loext:decorative="false"/>
      <style:paragraph-properties style:writing-mode="lr-tb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4.25cm" fo:min-width="0cm" loext:decorative="false"/>
    </style:style>
    <style:style style:name="gr13" style:family="graphic" style:parent-style-name="standard">
      <style:graphic-properties draw:fill-color="#808080" draw:textarea-horizontal-align="justify" draw:textarea-vertical-align="middle" draw:auto-grow-height="false" fo:min-height="2cm" fo:min-width="0cm" loext:decorative="fals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5.5cm" fo:min-width="7.75cm" loext:decorative="false"/>
    </style:style>
    <style:style style:name="gr15" style:family="graphic" style:parent-style-name="standard">
      <style:graphic-properties draw:fill-color="#3465a4" draw:textarea-horizontal-align="justify" draw:textarea-vertical-align="middle" draw:auto-grow-height="false" fo:min-height="0.75cm" fo:min-width="3.25cm" loext:decorative="false"/>
      <style:paragraph-properties style:writing-mode="lr-tb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6.25cm" loext:decorative="false"/>
      <style:paragraph-properties style:writing-mode="lr-tb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15.5cm" fo:min-width="0cm" loext:decorative="false"/>
    </style:style>
    <style:style style:name="gr18" style:family="graphic" style:parent-style-name="standard">
      <style:graphic-properties draw:fill-color="#afd095" draw:textarea-horizontal-align="justify" draw:textarea-vertical-align="middle" draw:auto-grow-height="false" fo:min-height="0cm" fo:min-width="7cm" loext:decorative="false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0cm" fo:min-width="4cm" loext:decorative="false"/>
    </style:style>
    <style:style style:name="gr20" style:family="graphic" style:parent-style-name="standard">
      <style:graphic-properties draw:fill-color="#00a933" draw:textarea-horizontal-align="justify" draw:textarea-vertical-align="middle" draw:auto-grow-height="false" fo:min-height="0cm" fo:min-width="2cm" loext:decorative="false"/>
    </style:style>
    <style:style style:name="gr21" style:family="graphic" style:parent-style-name="standard">
      <style:graphic-properties draw:stroke="none" draw:stroke-dash="Long_20_Dash" svg:stroke-color="#ff0000" svg:stroke-linecap="butt" draw:fill-color="#ffffff" draw:textarea-horizontal-align="justify" draw:textarea-vertical-align="middle" draw:auto-grow-height="false" fo:min-height="0.25cm" fo:min-width="6.25cm" loext:decorative="false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5.5cm" fo:min-width="7.75cm" loext:decorative="fals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4.25cm" loext:decorative="false"/>
      <style:paragraph-properties style:writing-mode="lr-tb"/>
    </style:style>
    <style:style style:name="gr24" style:family="graphic" style:parent-style-name="standard">
      <style:graphic-properties draw:fill-color="#3465a4" draw:textarea-horizontal-align="justify" draw:textarea-vertical-align="middle" draw:auto-grow-height="false" fo:min-height="0.75cm" fo:min-width="2.7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6" style:family="graphic" style:parent-style-name="standard">
      <style:graphic-properties draw:fill-color="#00a933" draw:textarea-horizontal-align="justify" draw:textarea-vertical-align="middle" draw:auto-grow-height="false" fo:min-height="0cm" fo:min-width="2.25cm" loext:decorative="false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 fo:min-height="15.5cm" fo:min-width="0cm" loext:decorative="false"/>
    </style:style>
    <style:style style:name="gr28" style:family="graphic" style:parent-style-name="standard">
      <style:graphic-properties draw:fill-color="#808080" draw:textarea-horizontal-align="justify" draw:textarea-vertical-align="middle" draw:auto-grow-height="false" fo:min-height="2.25cm" fo:min-width="0cm" loext:decorative="false"/>
    </style:style>
    <style:style style:name="gr29" style:family="graphic" style:parent-style-name="standard">
      <style:graphic-properties draw:fill-color="#00a933" draw:textarea-horizontal-align="justify" draw:textarea-vertical-align="middle" draw:auto-grow-height="false" fo:min-height="0cm" fo:min-width="4.25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  <style:text-properties fo:color="#999999" loext:opacity="100%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fo:text-align="center"/>
      <style:text-properties fo:color="#999999" loext:opacity="100%" fo:font-size="14pt" style:font-size-asian="14pt" style:font-size-complex="14pt"/>
    </style:style>
    <style:style style:name="P1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-color="#808080"/>
      <style:paragraph-properties fo:text-align="center"/>
    </style:style>
    <style:style style:name="P15" style:family="paragraph">
      <loext:graphic-properties draw:fill-color="#3465a4"/>
      <style:paragraph-properties fo:margin-top="0.42cm" fo:margin-bottom="0.35cm" fo:text-align="center"/>
      <style:text-properties fo:font-size="10pt" style:font-size-asian="10pt" style:font-size-complex="10pt"/>
    </style:style>
    <style:style style:name="P16" style:family="paragraph">
      <loext:graphic-properties draw:fill-color="#afd095"/>
      <style:paragraph-properties fo:text-align="center"/>
    </style:style>
    <style:style style:name="P17" style:family="paragraph">
      <loext:graphic-properties draw:fill-color="#00a933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style:paragraph-properties fo:text-align="center"/>
      <style:text-properties fo:color="#999999" loext:opacity="100%"/>
    </style:style>
    <style:style style:name="P20" style:family="paragraph">
      <loext:graphic-properties draw:fill-color="#cccccc"/>
      <style:paragraph-properties fo:text-align="center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cm" svg:height="19cm" svg:x="19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5cm" svg:height="19cm" svg:x="10.25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75cm" svg:height="1cm" svg:x="1.25cm" svg:y="1.25cm">
          <draw:text-box>
            <text:p text:style-name="P2">Settings</text:p>
          </draw:text-box>
        </draw:frame>
        <draw:frame draw:style-name="gr3" draw:text-style-name="P3" draw:layer="layout" svg:width="5cm" svg:height="1cm" svg:x="1.5cm" svg:y="2.5cm">
          <draw:text-box>
            <text:p>File Extension:</text:p>
          </draw:text-box>
        </draw:frame>
        <draw:custom-shape draw:style-name="gr4" draw:text-style-name="P4" draw:layer="layout" svg:width="3.5cm" svg:height="1cm" svg:x="6.25cm" svg:y="2.5cm">
          <text:p text:style-name="P1"><text:span text:style-name="T1">no chang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cm" svg:height="1cm" svg:x="1.5cm" svg:y="3.75cm">
          <draw:text-box>
            <text:p text:style-name="P5">Metadata Overrides</text:p>
          </draw:text-box>
        </draw:frame>
        <draw:custom-shape draw:style-name="gr6" draw:text-style-name="P7" draw:layer="layout" svg:width="1cm" svg:height="1cm" svg:x="8.75cm" svg:y="3.75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25cm" svg:height="14.5cm" svg:x="1.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9" draw:layer="layout" svg:x1="1.5cm" svg:y1="6cm" svg:x2="9.75cm" svg:y2="6cm">
          <text:p/>
        </draw:line>
        <draw:custom-shape draw:style-name="gr9" draw:text-style-name="P11" draw:layer="layout" svg:width="2.25cm" svg:height="0.5cm" svg:x="1.75cm" svg:y="5.25cm">
          <text:p text:style-name="P10"><text:span text:style-name="T2">key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25cm" svg:height="0.5cm" svg:x="4.25cm" svg:y="5.25cm">
          <text:p text:style-name="P10"><text:span text:style-name="T2">valu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25cm" svg:height="0.5cm" svg:x="1.75cm" svg:y="6.25cm">
          <text:p text:style-name="P10"><text:span text:style-name="T2">key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25cm" svg:height="0.5cm" svg:x="4.25cm" svg:y="6.25cm">
          <text:p text:style-name="P10"><text:span text:style-name="T2">valu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8.75cm" svg:y="5.25cm">
          <text:p text:style-name="P12"><text:span text:style-name="T3">❌ 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8.75cm" svg:y="6.25cm">
          <text:p text:style-name="P12"><text:span text:style-name="T3">❌ 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25cm" svg:height="14.5cm" svg:x="9.5cm" svg:y="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0.25cm" svg:height="2.25cm" svg:x="9.5cm" svg:y="6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75cm" svg:height="1cm" svg:x="10.5cm" svg:y="1.25cm">
          <draw:text-box>
            <text:p>Input Files</text:p>
          </draw:text-box>
        </draw:frame>
        <draw:frame draw:style-name="gr3" draw:text-style-name="P3" draw:layer="layout" svg:width="8.75cm" svg:height="1cm" svg:x="19.75cm" svg:y="1.25cm">
          <draw:text-box>
            <text:p>Output Files</text:p>
          </draw:text-box>
        </draw:frame>
        <draw:custom-shape draw:style-name="gr14" draw:text-style-name="P8" draw:layer="layout" svg:width="8.25cm" svg:height="15.75cm" svg:x="10.75cm" svg:y="3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75cm" svg:height="1cm" svg:x="10.75cm" svg:y="2.5cm">
          <text:p text:style-name="P1">Browse...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0.75cm" svg:y1="5.25cm" svg:x2="19cm" svg:y2="5.25cm">
          <text:p/>
        </draw:line>
        <draw:custom-shape draw:style-name="gr11" draw:text-style-name="P7" draw:layer="layout" svg:width="0.5cm" svg:height="0.5cm" svg:x="18cm" svg:y="4cm">
          <text:p text:style-name="P12"><text:s/>❌ <text:s/>-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0.75cm" svg:y1="7.75cm" svg:x2="19cm" svg:y2="7.75cm">
          <text:p/>
        </draw:line>
        <draw:custom-shape draw:style-name="gr11" draw:text-style-name="P7" draw:layer="layout" svg:width="0.5cm" svg:height="0.5cm" svg:x="18cm" svg:y="8cm">
          <text:p text:style-name="P12"><text:span text:style-name="T3">❌ 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6.75cm" svg:height="0.5cm" svg:x="11cm" svg:y="8cm">
          <text:p text:style-name="P1"><text:span text:style-name="T2">absolute audio file path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0.75cm" svg:y1="6.75cm" svg:x2="19cm" svg:y2="6.75cm">
          <text:p/>
        </draw:line>
        <draw:custom-shape draw:style-name="gr17" draw:text-style-name="P13" draw:layer="layout" svg:width="0.25cm" svg:height="15.75cm" svg:x="18.75cm" svg:y="3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0.5cm" svg:height="0.5cm" svg:x="18cm" svg:y="7cm">
          <text:p text:style-name="P12"><text:span text:style-name="T3">❌ 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6.75cm" svg:height="0.5cm" svg:x="11cm" svg:y="7cm">
          <text:p text:style-name="P1"><text:span text:style-name="T2">absolute audio file path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0.249cm" svg:height="2.25cm" svg:x="18.7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7.5cm" svg:height="0.2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4.5cm" svg:height="0.2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6.75cm" svg:height="0.5cm" svg:x="11cm" svg:y="5.5cm">
          <text:p text:style-name="P1"><text:span text:style-name="T2">absolute directory path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8cm" svg:y="5.5cm">
          <text:p text:style-name="P12">- ❌ 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7.5cm" svg:height="0.25cm" svg:x="11cm" svg:y="6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5cm" svg:height="0.25cm" svg:x="11cm" svg:y="6.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.75cm" svg:height="0.5cm" svg:x="11cm" svg:y="4cm">
          <text:p text:style-name="P1"><text:span text:style-name="T2">absolute directory path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8.25cm" svg:height="15.75cm" svg:x="20cm" svg:y="3.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4.75cm" svg:height="1cm" svg:x="20cm" svg:y="2.5cm">
          <text:p text:style-name="P19"><text:span text:style-name="T1">abs. directory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3.25cm" svg:height="1cm" svg:x="25cm" svg:y="2.5cm">
          <text:p text:style-name="P1">Browse...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0.5cm" svg:height="0.5cm" svg:x="27.25cm" svg:y="4cm">
          <text:p text:style-name="P12"><text:s/>❌ <text:s/>-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.75cm" svg:height="0.5cm" svg:x="20.25cm" svg:y="4cm">
          <text:p text:style-name="P1"><text:span text:style-name="T2">absolute audio file path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0cm" svg:y1="5.25cm" svg:x2="28.25cm" svg:y2="5.25cm">
          <text:p/>
        </draw:line>
        <draw:custom-shape draw:style-name="gr11" draw:text-style-name="P15" draw:layer="layout" svg:width="0.5cm" svg:height="0.5cm" svg:x="27.25cm" svg:y="5.5cm">
          <text:p text:style-name="P12"><text:s/>❌ <text:s/>-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7.5cm" svg:height="0.25cm" svg:x="20.25cm" svg:y="6.25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6.75cm" svg:height="0.962cm" svg:x="20.25cm" svg:y="5.5cm">
          <draw:text-box>
            <text:p/>
          </draw:text-box>
        </draw:frame>
        <draw:custom-shape draw:style-name="gr21" draw:text-style-name="P11" draw:layer="layout" svg:width="6.75cm" svg:height="0.5cm" svg:x="20.25cm" svg:y="5.5cm">
          <text:p text:style-name="P1"><text:span text:style-name="T2">absolute audio file path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2.75cm" svg:height="0.25cm" svg:x="20.25cm" svg:y="6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0.25cm" svg:height="15.75cm" svg:x="28cm" svg:y="3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0.25cm" svg:height="2.5cm" svg:x="28cm" svg:y="4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7.5cm" svg:height="0.25cm" svg:x="20.25cm" svg:y="4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5cm" svg:height="0.25cm" svg:x="20.25cm" svg:y="4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01:32:26.204000000</meta:creation-date>
    <dc:date>2024-10-28T02:35:52.559000000</dc:date>
    <meta:editing-duration>PT31M47S</meta:editing-duration>
    <meta:editing-cycles>7</meta:editing-cycles>
    <meta:generator>LibreOffice/24.2.2.2$Windows_X86_64 LibreOffice_project/d56cc158d8a96260b836f100ef4b4ef25d6f1a01</meta:generator>
    <meta:document-statistic meta:object-count="54"/>
  </office:meta>
</office:document-meta>
</file>